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6000000480540F00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6.08cm, 4.56cm, 10.64cm, 5.7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361cm" svg:height="15.148cm" draw:z-index="0"><draw:image xlink:href="Pictures/100000000000036000000480540F00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5:17:25.415000000</meta:creation-date>
    <dc:date>2015-04-11T15:18:58.259000000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